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First class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irst class function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even = Function1[Int, Boolean] {</text:p>
            <text:p><text:s text:c="4"/>def apply(i: Int) = i % 2 == 0</text:p>
            <text:p>}</text:p>
            <text:p/>
            <text:p>val even: (Int =&gt; Boolean) = (i: Int) =&gt; i % 2 == 0</text:p>
            <text:p>val even = (i: Int) =&gt; i % 2 == 0</text:p>
            <text:p/>
            <text:p>even.apply(42)<text:tab/><text:tab/><text:tab/>// true</text:p>
            <text:p>even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numbers = List(1, 2, 3, 4, 5)</text:p>
            <text:p text:style-name="P2"/>
            <text:p text:style-name="P2">numbers.filter(even)<text:tab/><text:tab/><text:tab/><text:tab/><text:tab/><text:tab/>// List(2, 4)</text:p>
            <text:p text:style-name="P2"/>
            <text:p text:style-name="P2">numbers.filter((i: Int) =&gt; i &gt; 2)<text:tab/><text:tab/>// List(3, 4, 5)</text:p>
            <text:p text:style-name="P2">numbers.filter(i =&gt; i &gt; 2)<text:tab/><text:tab/><text:tab/><text:tab/>// List(3, 4, 5)</text:p>
            <text:p text:style-name="P2">numbers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numbers.filter(i =&gt; i &gt; 2)<text:tab/><text:tab/>// List(3, 4, 5)</text:p>
            <text:p>numbers.find(i =&gt; i &gt; 2)<text:tab/><text:tab/>// Some(3)</text:p>
            <text:p>numbers.exists(i =&gt; i &gt; 2)<text:tab/>// true</text:p>
            <text:p>numbers.forall(i =&gt; i &gt; 2)<text:tab/><text:tab/>// false</text:p>
            <text:p/>
            <text:p>numbers.map(i =&gt; i * 2)<text:tab/><text:tab/>// List(2, 4, 6, 8, 10)</text:p>
            <text:p/>
            <text:p>numbers.foldLeft(0) { (a, b) =&gt; a + b }<text:tab/><text:tab/>// 15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text-style-name="P3" draw:layer="layout" svg:width="26.67cm" svg:height="3.256cm" svg:x="0.635cm" svg:y="0.962cm" presentation:class="title" presentation:user-transformed="true">
          <draw:text-box>
            <text:p><text:span text:style-name="T2">Deferred execution - constructed example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elloButton.addActionListener(e =&gt; </text:p>
            <text:p><text:s text:c="4"/>println(“Hello World!”)</text:p>
            <text:p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ps and se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ps can be immutable (default) or mutable</text:p>
              </text:list-item>
              <text:list-item>
                <text:p>var b = Map[Int, String]()<text:line-break/>b = b + (1 -&gt; "en")</text:p>
                <text:p>b = b + (2 -&gt; "to")</text:p>
                <text:p>b: Map[Int,String] = Map(1 -&gt; en, 2 -&gt; to)</text:p>
              </text:list-item>
              <text:list-item>
                <text:p>import scala.collection.mutable.Map<text:line-break/>var c = Map[Int, String]()<text:line-break/>c += 1 -&gt; "en"<text:line-break/>c += 2 -&gt; "to"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ps and sets</text:p>
          </draw:text-box>
        </draw:frame>
        <draw:frame presentation:style-name="pr4" draw:layer="layout" svg:width="27.305cm" svg:height="16.51cm" svg:x="0.695cm" svg:y="3.81cm" presentation:class="outline" presentation:user-transformed="true">
          <draw:text-box>
            <text:list text:style-name="L2">
              <text:list-item>
                <text:p>Build an immutable map from individual maps constructed from tuples:<text:line-break/>val a = List( (1, "en"), (2, "to"), (3, "tre") )<text:line-break/>val b = Map() ++(for(element &lt;- a) yield (element))<text:line-break/>b: scala.collection.immutable.Map[Int,java.lang.String] = Map(1 -&gt; en, 2 -&gt; to, 3 -&gt; tre)</text:p>
              </text:list-item>
              <text:list-item>
                <text:p>Sets are also immutable or mutable<text:line-break/>var mySet = Set[Tuple2[Int,Int]]()<text:line-break/>mySet = mySet + ((5,5))<text:line-break/>mySet: scala.collection.immutable.Set[(Int, Int)] <text:line-break/>= Set((5,5)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text-style-name="P4" draw:layer="layout" svg:width="28.445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><text:span text:style-name="T3"/></text:p>
            <text:p><text:span text:style-name="T3">val </text:span><text:span text:style-name="T4">name</text:span><text:span text:style-name="T3"> = “Fredrik”</text:span></text:p>
            <text:p><text:span text:style-name="T3">val nameFilter = (p: Person) =&gt; p.name == </text:span><text:span text:style-name="T4">name</text:span></text:p>
            <text:p><text:span text:style-name="T3"/></text:p>
            <text:p><text:span text:style-name="T3">people.filter(nameFilter</text:span><text:span text:style-name="T5">)</text:span><text:span text:style-name="T5"><text:tab/></text:span><text:span text:style-name="T5"><text:tab/></text:span><text:span text:style-name="T5">// Person(“</text:span><text:span text:style-name="T3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layer="layout" svg:width="26.6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/>
            <text:p>var <text:span text:style-name="T6">name</text:span> = “Fredrik”</text:p>
            <text:p>val nameFilter = (p: Person) =&gt; p.name == <text:span text:style-name="T6">name</text:span></text:p>
            <text:p/>
            <text:p>people.filter(nameFilter)<text:tab/><text:tab/>// Person(“Fredrik”)</text:p>
            <text:p><text:span text:style-name="T6">name</text:span> = “Alf”</text:p>
            <text:p>people.filter(nameFilter)<text:tab/><text:tab/>// Person(“Alf”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Open the 'first-class-functions' project </text:p>
              </text:list-item>
              <text:list-item>
                <text:p text:style-name="P5">Tests in package scalaexamples.firstclassfunctions</text:p>
              </text:list-item>
              <text:list-item>
                <text:p text:style-name="P5">Add @Test to one and one method</text:p>
              </text:list-item>
              <text:list-item>
                <text:p text:style-name="P5">Follow instructions in the code</text:p>
              </text:list-item>
              <text:list-item>
                <text:p text:style-name="P5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17T16:23:05</meta:creation-date>
    <meta:editing-duration>PT08H29M12S</meta:editing-duration>
    <meta:editing-cycles>42</meta:editing-cycles>
    <meta:generator>OpenOffice.org/3.2$Unix OpenOffice.org_project/320m12$Build-9483</meta:generator>
    <dc:date>2010-03-28T15:50:04</dc:date>
    <dc:creator>Per Christian Henden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